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background-color="#ff0000" fo:padding="0.097cm" fo:border="0.05pt solid #000000">
        <style:background-image/>
      </style:table-cell-properties>
    </style:style>
    <style:style style:name="Tabla9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9cm" table:align="left"/>
    </style:style>
    <style:style style:name="Tabla2.A" style:family="table-column">
      <style:table-column-properties style:column-width="4.247cm"/>
    </style:style>
    <style:style style:name="Tabla2.A1" style:family="table-cell">
      <style:table-cell-properties style:vertical-align="middle" fo:background-color="#ff0000" fo:padding-left="0.049cm" fo:padding-right="0.049cm" fo:padding-top="0.049cm" fo:padding-bottom="0cm" fo:border-left="1.5pt solid #000000" fo:border-right="0.05pt solid #000000" fo:border-top="1.5pt solid #000000" fo:border-bottom="none">
        <style:background-image/>
      </style:table-cell-properties>
    </style:style>
    <style:style style:name="Tabla2.B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1.5pt solid #000000" fo:border-bottom="none">
        <style:background-image/>
      </style:table-cell-properties>
    </style:style>
    <style:style style:name="Tabla2.D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1.5pt solid #000000" fo:border-bottom="none">
        <style:background-image/>
      </style:table-cell-properties>
    </style:style>
    <style:style style:name="Tabla2.A2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2.B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2.C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2.D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2.A8" style:family="table-cell">
      <style:table-cell-properties style:vertical-align="middle" fo:background-color="#ffffcc" fo:padding="0.049cm" fo:border-left="1.5pt solid #000000" fo:border-right="0.05pt solid #000000" fo:border-top="none" fo:border-bottom="0.05pt solid #000000">
        <style:background-image/>
      </style:table-cell-properties>
    </style:style>
    <style:style style:name="Tabla2.B8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2.C8" style:family="table-cell" style:data-style-name="N0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2.D8" style:family="table-cell" style:data-style-name="N0">
      <style:table-cell-properties style:vertical-align="middle" fo:background-color="#e6e6e6" fo:padding="0.049cm" fo:border-left="0.05pt solid #000000" fo:border-right="3.75pt solid #000000" fo:border-top="none" fo:border-bottom="0.05pt solid #000000">
        <style:background-image/>
      </style:table-cell-properties>
    </style:style>
    <style:style style:name="Tabla3" style:family="table">
      <style:table-properties style:width="16.99cm" table:align="left"/>
    </style:style>
    <style:style style:name="Tabla3.A" style:family="table-column">
      <style:table-column-properties style:column-width="4.247cm"/>
    </style:style>
    <style:style style:name="Tabla3.A1" style:family="table-cell">
      <style:table-cell-properties style:vertical-align="middle" fo:background-color="#ff0000" fo:padding-left="0.049cm" fo:padding-right="0.049cm" fo:padding-top="0.049cm" fo:padding-bottom="0cm" fo:border-left="1.5pt solid #000000" fo:border-right="0.05pt solid #000000" fo:border-top="1.5pt solid #000000" fo:border-bottom="none">
        <style:background-image/>
      </style:table-cell-properties>
    </style:style>
    <style:style style:name="Tabla3.B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0.05pt solid #000000" fo:border-top="1.5pt solid #000000" fo:border-bottom="none">
        <style:background-image/>
      </style:table-cell-properties>
    </style:style>
    <style:style style:name="Tabla3.D1" style:family="table-cell">
      <style:table-cell-properties style:vertical-align="middle" fo:background-color="#ff0000" fo:padding-left="0.049cm" fo:padding-right="0.049cm" fo:padding-top="0.049cm" fo:padding-bottom="0cm" fo:border-left="0.05pt solid #000000" fo:border-right="3.75pt solid #000000" fo:border-top="1.5pt solid #000000" fo:border-bottom="none">
        <style:background-image/>
      </style:table-cell-properties>
    </style:style>
    <style:style style:name="Tabla3.A2" style:family="table-cell">
      <style:table-cell-properties style:vertical-align="middle" fo:background-color="#ffffcc" fo:padding="0.049cm" fo:border-left="1.5pt solid #000000" fo:border-right="0.05pt solid #000000" fo:border-top="0.05pt solid #000000" fo:border-bottom="0.05pt solid #000000">
        <style:background-image/>
      </style:table-cell-properties>
    </style:style>
    <style:style style:name="Tabla3.B2" style:family="table-cell">
      <style:table-cell-properties style:vertical-align="middle" fo:background-color="#ffffcc" fo:padding="0.049cm" fo:border="0.05pt solid #000000">
        <style:background-image/>
      </style:table-cell-properties>
    </style:style>
    <style:style style:name="Tabla3.C2" style:family="table-cell" style:data-style-name="N0">
      <style:table-cell-properties style:vertical-align="middle" fo:background-color="#ffffcc" fo:padding="0.049cm" fo:border="0.05pt solid #000000">
        <style:background-image/>
      </style:table-cell-properties>
    </style:style>
    <style:style style:name="Tabla3.D2" style:family="table-cell" style:data-style-name="N0">
      <style:table-cell-properties style:vertical-align="middle" fo:background-color="#e6e6e6" fo:padding="0.049cm" fo:border-left="0.05pt solid #000000" fo:border-right="3.75pt solid #000000" fo:border-top="0.05pt solid #000000" fo:border-bottom="0.05pt solid #000000">
        <style:background-image/>
      </style:table-cell-properties>
    </style:style>
    <style:style style:name="Tabla3.A8" style:family="table-cell">
      <style:table-cell-properties style:vertical-align="middle" fo:background-color="#ffffcc" fo:padding="0.049cm" fo:border-left="1.5pt solid #000000" fo:border-right="0.05pt solid #000000" fo:border-top="none" fo:border-bottom="0.05pt solid #000000">
        <style:background-image/>
      </style:table-cell-properties>
    </style:style>
    <style:style style:name="Tabla3.B8" style:family="table-cell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.C8" style:family="table-cell" style:data-style-name="N0">
      <style:table-cell-properties style:vertical-align="middle" fo:background-color="#ffff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3.D8" style:family="table-cell" style:data-style-name="N0">
      <style:table-cell-properties style:vertical-align="middle" fo:background-color="#e6e6e6" fo:padding="0.049cm" fo:border-left="0.05pt solid #000000" fo:border-right="3.7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fo:font-weight="bold"/>
    </style:style>
    <style:style style:name="P2" style:family="paragraph" style:parent-style-name="Table_20_Contents">
      <style:text-properties fo:color="#ffffff" fo:font-weight="bold" officeooo:rsid="0021847d" officeooo:paragraph-rsid="0021847d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21847d" officeooo:paragraph-rsid="0021847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/>
    </style:style>
    <style:style style:name="P6" style:family="paragraph" style:parent-style-name="Table_20_Contents">
      <style:paragraph-properties fo:text-align="center" style:justify-single-word="false"/>
      <style:text-properties fo:color="#999999" fo:font-weight="bold"/>
    </style:style>
    <style:style style:name="P7" style:family="paragraph" style:parent-style-name="Table_20_Contents">
      <style:paragraph-properties fo:text-align="center" style:justify-single-word="false"/>
      <style:text-properties fo:color="#999999" fo:font-weight="bold" officeooo:rsid="00272731"/>
    </style:style>
    <style:style style:name="P8" style:family="paragraph" style:parent-style-name="Table_20_Contents">
      <style:paragraph-properties fo:text-align="center" style:justify-single-word="false"/>
      <style:text-properties officeooo:rsid="002806ad" officeooo:paragraph-rsid="002806ad"/>
    </style:style>
    <style:style style:name="P9" style:family="paragraph" style:parent-style-name="Text_20_body">
      <style:text-properties officeooo:paragraph-rsid="0021847d"/>
    </style:style>
    <style:style style:name="P10" style:family="paragraph" style:parent-style-name="Text_20_body">
      <style:text-properties officeooo:rsid="00272731" officeooo:paragraph-rsid="00272731"/>
    </style:style>
    <style:style style:name="P11" style:family="paragraph" style:parent-style-name="Text_20_body">
      <style:text-properties officeooo:paragraph-rsid="00272731"/>
    </style:style>
    <style:style style:name="P12" style:family="paragraph" style:parent-style-name="Text_20_body">
      <style:text-properties officeooo:rsid="002806ad" officeooo:paragraph-rsid="002806ad"/>
    </style:style>
    <style:style style:name="P13" style:family="paragraph" style:parent-style-name="Heading_20_1">
      <style:text-properties officeooo:rsid="0021847d" officeooo:paragraph-rsid="0021847d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Heading_20_2">
      <style:text-properties officeooo:rsid="00272731" officeooo:paragraph-rsid="00272731"/>
    </style:style>
    <style:style style:name="P16" style:family="paragraph" style:parent-style-name="Heading_20_3">
      <style:text-properties officeooo:rsid="00272731" officeooo:paragraph-rsid="00272731"/>
    </style:style>
    <style:style style:name="P17" style:family="paragraph" style:parent-style-name="Header">
      <style:text-properties officeooo:rsid="00284fb1" officeooo:paragraph-rsid="00284fb1"/>
    </style:style>
    <style:style style:name="P18" style:family="paragraph" style:parent-style-name="Table_20_Contents">
      <style:paragraph-properties fo:text-align="center" style:justify-single-word="false"/>
      <style:text-properties fo:color="#999999" fo:font-weight="bold" officeooo:rsid="00284fb1" officeooo:paragraph-rsid="00272731"/>
    </style:style>
    <style:style style:name="P19" style:family="paragraph" style:parent-style-name="Table_20_Contents">
      <style:paragraph-properties fo:text-align="center" style:justify-single-word="false"/>
      <style:text-properties fo:color="#999999" fo:font-weight="bold" officeooo:rsid="00284fb1" officeooo:paragraph-rsid="00284fb1"/>
    </style:style>
    <style:style style:name="P20" style:family="paragraph" style:parent-style-name="Table_20_Contents">
      <style:paragraph-properties fo:text-align="center" style:justify-single-word="false"/>
      <style:text-properties fo:color="#ff0000"/>
    </style:style>
    <style:style style:name="P21" style:family="paragraph" style:parent-style-name="Table_20_Contents">
      <style:paragraph-properties fo:text-align="center" style:justify-single-word="false"/>
      <style:text-properties officeooo:rsid="00284fb1" officeooo:paragraph-rsid="00284fb1"/>
    </style:style>
    <style:style style:name="T1" style:family="text">
      <style:text-properties officeooo:rsid="00180e6d"/>
    </style:style>
    <style:style style:name="T2" style:family="text">
      <style:text-properties officeooo:rsid="002806a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Resumen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>Producto</text:p>
          </table:table-cell>
          <table:table-cell table:style-name="Tabla9.B1" office:value-type="string">
            <text:p text:style-name="P3">Cores / Licencias</text:p>
          </table:table-cell>
        </table:table-row>
        <table:table-row>
          <table:table-cell table:style-name="Tabla9.A2" office:value-type="string">
            <text:p text:style-name="P2">BB.DD.</text:p>
          </table:table-cell>
          <table:table-cell table:style-name="Tabla9.B2" office:value-type="string">
            <text:p text:style-name="P21">32</text:p>
          </table:table-cell>
        </table:table-row>
        <table:table-row>
          <table:table-cell table:style-name="Tabla9.A2" office:value-type="string">
            <text:p text:style-name="P2">Oracle Weblogic</text:p>
          </table:table-cell>
          <table:table-cell table:style-name="Tabla9.B2" office:value-type="string">
            <text:p text:style-name="P8">0</text:p>
          </table:table-cell>
        </table:table-row>
        <table:table-row>
          <table:table-cell table:style-name="Tabla9.A2" office:value-type="string">
            <text:p text:style-name="P2">Partitioning</text:p>
          </table:table-cell>
          <table:table-cell table:style-name="Tabla9.B2" office:value-type="string">
            <text:p text:style-name="P8">0</text:p>
          </table:table-cell>
        </table:table-row>
        <table:table-row>
          <table:table-cell table:style-name="Tabla9.A2" office:value-type="string">
            <text:p text:style-name="P2">RAC</text:p>
          </table:table-cell>
          <table:table-cell table:style-name="Tabla9.B2" office:value-type="string">
            <text:p text:style-name="P8">0</text:p>
          </table:table-cell>
        </table:table-row>
      </table:table>
      <text:p text:style-name="P9"/>
      <text:h text:style-name="Heading_20_1" text:outline-level="1">BB.DD. <text:span text:style-name="T1">(22 Producción, 10 Testing / pruebas / … = 32)</text:span></text:h>
      <text:h text:style-name="P15" text:outline-level="2">Producción (22 Cores)</text:h>
      <text:h text:style-name="P16" text:outline-level="3">Servidores: HPCORP1, HPPS2, BD-SAP1, BD-SAP2, HPDW1, BD-SAPPORTAL2</text:h>
      <text:p text:style-name="P11"/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1">¿Virtualizado? (*)</text:p>
          </table:table-cell>
          <table:table-cell table:style-name="Tabla2.B1" office:value-type="string">
            <text:p text:style-name="P1">Nombre de host virtual (*)</text:p>
          </table:table-cell>
          <table:table-cell table:style-name="Tabla2.B1" office:value-type="string">
            <text:p text:style-name="P1">Nº Cores de la Máquina Virtual (*)</text:p>
          </table:table-cell>
          <table:table-cell table:style-name="Tabla2.D1" office:value-type="string">
            <text:p text:style-name="P1">Nº Total Cores Normalizado (virtual)</text:p>
          </table:table-cell>
        </table:table-row>
        <table:table-row>
          <table:table-cell table:style-name="Tabla2.A2" office:value-type="string">
            <text:p text:style-name="P5">Virtualización física</text:p>
          </table:table-cell>
          <table:table-cell table:style-name="Tabla2.B2" office:value-type="string">
            <text:p text:style-name="P4">HPCORP1</text:p>
          </table:table-cell>
          <table:table-cell table:style-name="Tabla2.C2" office:value-type="float" office:value="4">
            <text:p text:style-name="P5">4</text:p>
          </table:table-cell>
          <table:table-cell table:style-name="Tabla2.D2" office:value-type="float" office:value="4">
            <text:p text:style-name="P6">4</text:p>
          </table:table-cell>
        </table:table-row>
        <table:table-row>
          <table:table-cell table:style-name="Tabla2.A2" office:value-type="string">
            <text:p text:style-name="P5">Virtualización física</text:p>
          </table:table-cell>
          <table:table-cell table:style-name="Tabla2.B2" office:value-type="string">
            <text:p text:style-name="P4">HPPS2</text:p>
          </table:table-cell>
          <table:table-cell table:style-name="Tabla2.C2" office:value-type="float" office:value="4">
            <text:p text:style-name="P5">4</text:p>
          </table:table-cell>
          <table:table-cell table:style-name="Tabla2.D2" office:value-type="float" office:value="4">
            <text:p text:style-name="P6">4</text:p>
          </table:table-cell>
        </table:table-row>
        <table:table-row>
          <table:table-cell table:style-name="Tabla2.A2" office:value-type="string">
            <text:p text:style-name="P5">Virtualización física</text:p>
          </table:table-cell>
          <table:table-cell table:style-name="Tabla2.B2" office:value-type="string">
            <text:p text:style-name="P4">BD-SAP1</text:p>
          </table:table-cell>
          <table:table-cell table:style-name="Tabla2.C2" office:value-type="float" office:value="4">
            <text:p text:style-name="P5">4</text:p>
          </table:table-cell>
          <table:table-cell table:style-name="Tabla2.D2" office:value-type="float" office:value="4">
            <text:p text:style-name="P6">4</text:p>
          </table:table-cell>
        </table:table-row>
        <table:table-row>
          <table:table-cell table:style-name="Tabla2.A2" office:value-type="string">
            <text:p text:style-name="P5">Virtualización física</text:p>
          </table:table-cell>
          <table:table-cell table:style-name="Tabla2.B2" office:value-type="string">
            <text:p text:style-name="P4">BD-SAP2</text:p>
          </table:table-cell>
          <table:table-cell table:style-name="Tabla2.C2" office:value-type="float" office:value="4">
            <text:p text:style-name="P5">4</text:p>
          </table:table-cell>
          <table:table-cell table:style-name="Tabla2.D2" office:value-type="float" office:value="4">
            <text:p text:style-name="P6">4</text:p>
          </table:table-cell>
        </table:table-row>
        <table:table-row>
          <table:table-cell table:style-name="Tabla2.A2" office:value-type="string">
            <text:p text:style-name="P5">Virtualización física</text:p>
          </table:table-cell>
          <table:table-cell table:style-name="Tabla2.B2" office:value-type="string">
            <text:p text:style-name="P4">HPDW1</text:p>
          </table:table-cell>
          <table:table-cell table:style-name="Tabla2.C2" office:value-type="float" office:value="4">
            <text:p text:style-name="P5">4</text:p>
          </table:table-cell>
          <table:table-cell table:style-name="Tabla2.D2" office:value-type="float" office:value="4">
            <text:p text:style-name="P6">4</text:p>
          </table:table-cell>
        </table:table-row>
        <table:table-row>
          <table:table-cell table:style-name="Tabla2.A2" office:value-type="string">
            <text:p text:style-name="P5">Virtualización física</text:p>
          </table:table-cell>
          <table:table-cell table:style-name="Tabla2.B2" office:value-type="string">
            <text:p text:style-name="P4">BD-SAPPORTAL2</text:p>
          </table:table-cell>
          <table:table-cell table:style-name="Tabla2.C2" office:value-type="float" office:value="2">
            <text:p text:style-name="P5">2</text:p>
          </table:table-cell>
          <table:table-cell table:style-name="Tabla2.D2" office:value-type="float" office:value="2">
            <text:p text:style-name="P6">2</text:p>
          </table:table-cell>
        </table:table-row>
        <table:table-row>
          <table:table-cell table:style-name="Tabla2.A8" office:value-type="string">
            <text:p text:style-name="P5"/>
          </table:table-cell>
          <table:table-cell table:style-name="Tabla2.B8" office:value-type="string">
            <text:p text:style-name="P4"/>
          </table:table-cell>
          <table:table-cell table:style-name="Tabla2.C8">
            <text:p text:style-name="P5"/>
          </table:table-cell>
          <table:table-cell table:style-name="Tabla2.D8" table:formula="ooow:&lt;D2&gt;+&lt;D3&gt;+&lt;D4&gt;+&lt;D5&gt;+&lt;D6&gt;+&lt;D7&gt;" office:value-type="float" office:value="22">
            <text:p text:style-name="P18">22</text:p>
          </table:table-cell>
        </table:table-row>
      </table:table>
      <text:p text:style-name="P11"/>
      <text:h text:style-name="P15" text:outline-level="2">TESTING / PRUEBAS / INTEGRACIÓN, DESARROLLO, PREPRODUCCIÓN (1<text:span text:style-name="T2">0</text:span> Cores)</text:h>
      <text:p text:style-name="P12">El servidor HPPS2 ya está contabilizado en producción</text:p>
      <text:p text:style-name="P11"/>
      <table:table table:name="Tabla3" table:style-name="Tabla3">
        <table:table-column table:style-name="Tabla3.A" table:number-columns-repeated="4"/>
        <table:table-header-rows>
          <table:table-row>
            <table:table-cell table:style-name="Tabla3.A1" office:value-type="string">
              <text:p text:style-name="P1">¿Virtualizado? (*)</text:p>
            </table:table-cell>
            <table:table-cell table:style-name="Tabla3.B1" office:value-type="string">
              <text:p text:style-name="P1">Nombre de host virtual (*)</text:p>
            </table:table-cell>
            <table:table-cell table:style-name="Tabla3.B1" office:value-type="string">
              <text:p text:style-name="P1">Nº Cores de la Máquina Virtual (*)</text:p>
            </table:table-cell>
            <table:table-cell table:style-name="Tabla3.D1" office:value-type="string">
              <text:p text:style-name="P1">Nº Total Cores Normalizado (virtual)</text:p>
            </table:table-cell>
          </table:table-row>
        </table:table-header-rows>
        <table:table-row>
          <table:table-cell table:style-name="Tabla3.A2" office:value-type="string">
            <text:p text:style-name="P5">Virtualización física</text:p>
          </table:table-cell>
          <table:table-cell table:style-name="Tabla3.B2" office:value-type="string">
            <text:p text:style-name="P20">HPPS2</text:p>
          </table:table-cell>
          <table:table-cell table:style-name="Tabla3.C2" office:value-type="float" office:value="4">
            <text:p text:style-name="P5">4</text:p>
          </table:table-cell>
          <table:table-cell table:style-name="Tabla3.D2" office:value-type="float" office:value="0">
            <text:p text:style-name="P19">0</text:p>
          </table:table-cell>
        </table:table-row>
        <table:table-row>
          <table:table-cell table:style-name="Tabla3.A2" office:value-type="string">
            <text:p text:style-name="P5">Virtualización física</text:p>
          </table:table-cell>
          <table:table-cell table:style-name="Tabla3.B2" office:value-type="string">
            <text:p text:style-name="P4">HPCORPTEST</text:p>
          </table:table-cell>
          <table:table-cell table:style-name="Tabla3.C2" office:value-type="float" office:value="2">
            <text:p text:style-name="P5">2</text:p>
          </table:table-cell>
          <table:table-cell table:style-name="Tabla3.D2" office:value-type="float" office:value="2">
            <text:p text:style-name="P6">2</text:p>
          </table:table-cell>
        </table:table-row>
        <table:table-row>
          <table:table-cell table:style-name="Tabla3.A2" office:value-type="string">
            <text:p text:style-name="P5">Virtualización física</text:p>
          </table:table-cell>
          <table:table-cell table:style-name="Tabla3.B2" office:value-type="string">
            <text:p text:style-name="P4">HPPSTEST</text:p>
          </table:table-cell>
          <table:table-cell table:style-name="Tabla3.C2" office:value-type="float" office:value="2">
            <text:p text:style-name="P5">2</text:p>
          </table:table-cell>
          <table:table-cell table:style-name="Tabla3.D2" office:value-type="float" office:value="2">
            <text:p text:style-name="P6">2</text:p>
          </table:table-cell>
        </table:table-row>
        <table:table-row>
          <table:table-cell table:style-name="Tabla3.A2" office:value-type="string">
            <text:p text:style-name="P5">Virtualización física</text:p>
          </table:table-cell>
          <table:table-cell table:style-name="Tabla3.B2" office:value-type="string">
            <text:p text:style-name="P4">HPPSDES</text:p>
          </table:table-cell>
          <table:table-cell table:style-name="Tabla3.C2" office:value-type="float" office:value="2">
            <text:p text:style-name="P5">2</text:p>
          </table:table-cell>
          <table:table-cell table:style-name="Tabla3.D2" office:value-type="float" office:value="2">
            <text:p text:style-name="P6">2</text:p>
          </table:table-cell>
        </table:table-row>
        <table:table-row>
          <table:table-cell table:style-name="Tabla3.A2" office:value-type="string">
            <text:p text:style-name="P5">Virtualización física</text:p>
          </table:table-cell>
          <table:table-cell table:style-name="Tabla3.B2" office:value-type="string">
            <text:p text:style-name="P4">BD-SAPTEST</text:p>
          </table:table-cell>
          <table:table-cell table:style-name="Tabla3.C2" office:value-type="float" office:value="2">
            <text:p text:style-name="P5">2</text:p>
          </table:table-cell>
          <table:table-cell table:style-name="Tabla3.D2" office:value-type="float" office:value="2">
            <text:p text:style-name="P6">2</text:p>
          </table:table-cell>
        </table:table-row>
        <text:soft-page-break/>
        <table:table-row>
          <table:table-cell table:style-name="Tabla3.A2" office:value-type="string">
            <text:p text:style-name="P5">Virtualización física</text:p>
          </table:table-cell>
          <table:table-cell table:style-name="Tabla3.B2" office:value-type="string">
            <text:p text:style-name="P4">BD-SAPDES</text:p>
          </table:table-cell>
          <table:table-cell table:style-name="Tabla3.C2" office:value-type="float" office:value="2">
            <text:p text:style-name="P5">2</text:p>
          </table:table-cell>
          <table:table-cell table:style-name="Tabla3.D2" office:value-type="float" office:value="2">
            <text:p text:style-name="P6">2</text:p>
          </table:table-cell>
        </table:table-row>
        <table:table-row>
          <table:table-cell table:style-name="Tabla3.A8" office:value-type="string">
            <text:p text:style-name="P5"/>
          </table:table-cell>
          <table:table-cell table:style-name="Tabla3.B8" office:value-type="string">
            <text:p text:style-name="P4"/>
          </table:table-cell>
          <table:table-cell table:style-name="Tabla3.C8">
            <text:p text:style-name="P5"/>
          </table:table-cell>
          <table:table-cell table:style-name="Tabla3.D8" table:formula="ooow: &lt;D2&gt;+&lt;D3&gt;+&lt;D4&gt;+&lt;D5&gt;+&lt;D6&gt;+&lt;D7&gt;" office:value-type="float" office:value="10">
            <text:p text:style-name="P7">10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84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er" style:family="paragraph" style:parent-style-name="Standard" style:class="extra"/>
    <style:style style:name="Footer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84fb1" officeooo:paragraph-rsid="00284fb1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MAYA – Informe de despliegues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varelap </meta:initial-creator>
    <meta:creation-date>2015-09-21T08:34:53.650389571</meta:creation-date>
    <dc:date>2015-09-22T12:49:34.256204655</dc:date>
    <dc:creator>lvarelap </dc:creator>
    <meta:editing-duration>PT2H32M53S</meta:editing-duration>
    <meta:editing-cycles>11</meta:editing-cycles>
    <meta:generator>LibreOffice/4.2.8.2$Linux_x86 LibreOffice_project/420m0$Build-2</meta:generator>
    <meta:document-statistic meta:table-count="3" meta:image-count="0" meta:object-count="0" meta:page-count="2" meta:paragraph-count="76" meta:word-count="157" meta:character-count="967" meta:non-whitespace-character-count="885"/>
  </office:meta>
</office:document-meta>
</file>